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Times New Roman" fo:font-size="10.5pt" style:font-size-asian="10.5pt" style:font-size-complex="10.5pt"/>
    </style:style>
    <style:style style:name="P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loext:contextual-spacing="false" fo:margin-top="0in" fo:margin-bottom="0.0693in" fo:text-align="start" style:justify-single-word="false" fo:orphans="2" fo:widows="2"/>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055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tandard">
      <style:paragraph-properties loext:contextual-spacing="false" fo:margin-top="0in" fo:margin-bottom="0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1" style:master-page-name="Standard">
      <style:paragraph-properties loext:contextual-spacing="false" fo:margin-top="0in" fo:margin-bottom="0in" fo:orphans="2" fo:widows="2" style:page-number="auto"/>
    </style:style>
    <style:style style:name="P15" style:family="paragraph" style:parent-style-name="Heading_20_3">
      <style:paragraph-properties loext:contextual-spacing="false" fo:margin-top="0in" fo:margin-bottom="0.0693in" fo:orphans="2" fo:widows="2"/>
    </style:style>
    <style:style style:name="P16" style:family="paragraph" style:parent-style-name="Heading_20_3">
      <style:paragraph-properties loext:contextual-spacing="false" fo:margin-top="0.0417in" fo:margin-bottom="0.0693in" fo:orphans="2" fo:widows="2"/>
    </style:style>
    <style:style style:name="P17" style:family="paragraph" style:parent-style-name="Heading_20_2">
      <style:paragraph-properties loext:contextual-spacing="false" fo:margin-top="0in" fo:margin-bottom="0.0972in" fo:orphans="2" fo:widows="2"/>
    </style:style>
    <style:style style:name="P18" style:family="paragraph" style:parent-style-name="body">
      <style:paragraph-properties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9602688" text:id="ct105553149602688">
          <text:deletion>
            <office:change-info>
              <dc:creator>Craig Russell</dc:creator>
              <dc:date>2021-05-31T16:52:00</dc:date>
            </office:change-info>
            <text:p text:style-name="P1">either </text:p>
          </text:deletion>
        </text:changed-region>
        <text:changed-region xml:id="ct105553149596352" text:id="ct105553149596352">
          <text:insertion>
            <office:change-info>
              <dc:creator>Craig Russell</dc:creator>
              <dc:date>2021-05-31T16:52:00</dc:date>
            </office:change-info>
          </text:insertion>
        </text:changed-region>
        <text:changed-region xml:id="ct105553149593280" text:id="ct105553149593280">
          <text:insertion>
            <office:change-info>
              <dc:creator>Craig Russell</dc:creator>
              <dc:date>2021-05-31T16:53:00</dc:date>
            </office:change-info>
          </text:insertion>
        </text:changed-region>
        <text:changed-region xml:id="ct105553149591936" text:id="ct105553149591936">
          <text:insertion>
            <office:change-info>
              <dc:creator>Craig Russell</dc:creator>
              <dc:date>2021-05-31T16:53:00</dc:date>
            </office:change-info>
          </text:insertion>
        </text:changed-region>
        <text:changed-region xml:id="ct105553149598848" text:id="ct105553149598848">
          <text:insertion>
            <office:change-info>
              <dc:creator>Craig Russell</dc:creator>
              <dc:date>2021-05-31T16:54:00</dc:date>
            </office:change-info>
          </text:insertion>
        </text:changed-region>
        <text:changed-region xml:id="ct105553149599616" text:id="ct105553149599616">
          <text:insertion>
            <office:change-info>
              <dc:creator>Craig Russell</dc:creator>
              <dc:date>2021-05-31T16:55:00</dc:date>
            </office:change-info>
          </text:insertion>
        </text:changed-region>
        <text:changed-region xml:id="ct105553149601536" text:id="ct105553149601536">
          <text:insertion>
            <office:change-info>
              <dc:creator>Craig Russell</dc:creator>
              <dc:date>2021-05-31T16:56:00</dc:date>
            </office:change-info>
          </text:insertion>
        </text:changed-region>
        <text:changed-region xml:id="ct105553149021376" text:id="ct105553149021376">
          <text:insertion>
            <office:change-info>
              <dc:creator>Craig Russell</dc:creator>
              <dc:date>2021-05-31T17:02:00</dc:date>
            </office:change-info>
          </text:insertion>
        </text:changed-region>
        <text:changed-region xml:id="ct105553149587840" text:id="ct105553149587840">
          <text:insertion>
            <office:change-info>
              <dc:creator>Craig Russell</dc:creator>
              <dc:date>2021-05-31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4"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9"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5"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6"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19" svg:width="2.7913in" svg:height="0.135in" svg:x="-2.3752in" svg:y="0in">
        <draw:image xlink:href="Pictures/2000000900000FB5000000C9DF37253B.wmf" xlink:type="simple" xlink:show="embed" xlink:actuate="onLoad">
          <text:p/>
        </draw:image>
      </draw:frame>
      <text:p text:style-name="P14">The Persistent Object Model</text:p>
      <text:p text:style-name="P7"><draw:frame draw:style-name="fr2" draw:name="graphics1" text:anchor-type="as-char" svg:width="6.5in" svg:height="0.1346in" draw:z-index="20"><draw:image xlink:href="Pictures/20000009000025F9000000C960F96591.wmf" xlink:type="simple" xlink:show="embed" xlink:actuate="onLoad"/></draw:frame></text:p>
      <text:p text:style-name="P1">This chapter specifies the object model for <text:alphabetical-index-mark-start text:id="IMark5624948968" text:main-entry="true"/>persistence capable<text:alphabetical-index-mark-end text:id="IMark5624948968"/>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12"><draw:image xlink:href="Pictures/2000000900000FB5000000C9DF37253B.wmf" xlink:type="simple" xlink:show="embed" xlink:actuate="onLoad"/></draw:frame></text:p>
      <text:h text:style-name="P17"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9"><draw:frame draw:style-name="fr2" draw:name="2" text:anchor-type="as-char" svg:width="6.5in" svg:height="0.1346in" draw:z-index="13"><draw:image xlink:href="Pictures/20000009000025F9000000C960F96591.wmf" xlink:type="simple" xlink:show="embed" xlink:actuate="onLoad"/></draw:frame></text:p>
      <text:p text:style-name="P4"><text:tab/>Figure 15.0<text:tab/>Instantiated persistent objects</text:p>
      <text:p text:style-name="P1"><draw:frame draw:style-name="fr1" draw:name="Frame1" text:anchor-type="paragraph" svg:x="-0.0008in" svg:y="-0.0008in" fo:min-width="0.0161in" draw:z-index="1"><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2"><draw:image xlink:href="Pictures/2000000900000FB5000000C9DF37253B.wmf" xlink:type="simple" xlink:show="embed" xlink:actuate="onLoad"/></draw:frame></text:p>
      <text:h text:style-name="P17" text:outline-level="2">Goals</text:h>
      <text:p text:style-name="P1">The JDO Object Model has the following objectives:</text:p>
      <text:p text:style-name="P5">•<text:tab/>All field types supported by the Java language, including primitive types, reference types and interface types should be supported by JDO instances.</text:p>
      <text:p text:style-name="P5">•<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5">•<text:tab/>All user-defined classes should be allowed to be persistence-capable.</text:p>
      <text:p text:style-name="P5">•<text:tab/>Some system-defined classes (especially those for modeling state) should be persistence-capable.</text:p>
      <text:p text:style-name="P8"><draw:frame draw:style-name="fr2" draw:name="5" text:anchor-type="as-char" svg:width="2.7917in" svg:height="0.1346in" draw:z-index="3"><draw:image xlink:href="Pictures/2000000900000FB5000000C9DF37253B.wmf" xlink:type="simple" xlink:show="embed" xlink:actuate="onLoad"/></draw:frame></text:p>
      <text:h text:style-name="P17" text:outline-level="2">Architecture</text:h>
      <text:p text:style-name="P1">In Java, variables (including fields of classes) have types. Types are either primitive types or reference types. Reference types are either classes or interfaces. <text:alphabetical-index-mark-start text:id="IMark5624948968" text:main-entry="true"/>Arrays<text:alphabetical-index-mark-end text:id="IMark5624948968"/>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624948968" text:main-entry="true"/>First Class Objects<text:alphabetical-index-mark-end text:id="IMark5624948968"/> and <text:alphabetical-index-mark-start text:id="IMark5275512168" text:main-entry="true"/>Second Class Objects<text:alphabetical-index-mark-end text:id="IMark5275512168"/></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275512168" text:main-entry="true"/>Collection<text:alphabetical-index-mark-end text:id="IMark5275512168"/>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275512168" text:main-entry="true"/>First Class Objects<text:alphabetical-index-mark-end text:id="IMark5275512168"/></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text:bookmark text:name="R-1042264"/><text:alphabetical-index-mark-start text:id="IMark5275512168" text:main-entry="true"/>Second Class Objects<text:alphabetical-index-mark-end text:id="IMark5275512168"/></text:p>
      <text:p text:style-name="P1"><text:alphabetical-index-mark-start text:id="IMark5275512168" text:main-entry="true"/>Second Class Objects<text:alphabetical-index-mark-end text:id="IMark5275512168"/> are <text:change text:change-id="ct105553149602688"/>instances of immutable system classes (java.lang.Integer, java.lang.String, etc.), JDO implementation subclasses of <text:alphabetical-index-mark-start text:id="IMark5624948968" text:main-entry="true"/>mutable<text:alphabetical-index-mark-end text:id="IMark5624948968"/> system classes that implement the functionality of their system class (java.util.Date, java.util.HashSet, etc.), <text:change-start text:change-id="ct105553149596352"/>user-defined non-persistence-capable classes that use a<text:change-end text:change-id="ct105553149596352"/><text:change-start text:change-id="ct105553149593280"/> user-defined converter (convertible classes), <text:change-end text:change-id="ct105553149593280"/>or persistence-capable classes.</text:p>
      <text:p text:style-name="P1"><text:span text:style-name="Assertion">A6.3-1 [ </text:span><text:alphabetical-index-mark-start text:id="IMark5624948968" text:main-entry="true"/>Second Class Objects<text:alphabetical-index-mark-end text:id="IMark5624948968"/> of <text:alphabetical-index-mark-start text:id="IMark5275512168" text:main-entry="true"/>mutable<text:alphabetical-index-mark-end text:id="IMark527551216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change-start text:change-id="ct105553149591936"/></text:p>
      <text:p text:style-name="P1"><text:change-end text:change-id="ct105553149591936"/><text:change-start text:change-id="ct105553149598848"/><text:alphabetical-index-mark-start text:id="IMark5275512168"/>Convertible<text:alphabetical-index-mark-end text:id="IMark5275512168"/> classes are opaque to the JDO implementation. They are constructed using the converter when a persistence-capable instance containing an attribute of a convertible type is instantiated from the datastore<text:change-end text:change-id="ct105553149598848"/><text:change-start text:change-id="ct105553149599616"/>. Internal state changes of convertible types are not tracked. If the field in the containing persistence-capable instance is assigned, <text:change-end text:change-id="ct105553149599616"/><text:change-start text:change-id="ct105553149601536"/>the containing instance is marked dirty by the JDO implementation and the value is stored in the datastore when the containing instance is flushed.<text:change-end text:change-id="ct105553149601536"/></text:p>
      <text:p text:style-name="P1">SCO fields must be explicitly or by default identified in the metadata as embedded. If a field, or an element of a <text:alphabetical-index-mark-start text:id="IMark5275512168" text:main-entry="true"/>collection<text:alphabetical-index-mark-end text:id="IMark5275512168"/> or a map key or value is identified as embedded (embedded-element, embedded-key, or embedded-value) then any instances so identified in the <text:alphabetical-index-mark-start text:id="IMark5624948968" text:main-entry="true"/>collection<text:alphabetical-index-mark-end text:id="IMark5624948968"/>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624948968" text:main-entry="true"/>mutable<text:alphabetical-index-mark-end text:id="IMark5624948968"/>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624948968" text:main-entry="true"/>mutable<text:alphabetical-index-mark-end text:id="IMark5624948968"/> type is accessed, the JDO implementation assigns to these fields a new instance that <text:soft-page-break/>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275512168" text:main-entry="true"/>mutable<text:alphabetical-index-mark-end text:id="IMark5275512168"/> SCO types with instances of JDO implementation subclasses of the <text:alphabetical-index-mark-start text:id="IMark5275512360" text:main-entry="true"/>mutable<text:alphabetical-index-mark-end text:id="IMark5275512360"/>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275512360" text:main-entry="true"/>Arrays<text:alphabetical-index-mark-end text:id="IMark5275512360"/></text:p>
      <text:p text:style-name="P1"><text:span text:style-name="Assertion">A6.3-8 [ </text:span><text:alphabetical-index-mark-start text:id="IMark5275512360" text:main-entry="true"/>Arrays<text:alphabetical-index-mark-end text:id="IMark5275512360"/>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275512360" text:main-entry="true"/>Arrays<text:alphabetical-index-mark-end text:id="IMark5275512360"/>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275512168" text:main-entry="true"/>arrays<text:alphabetical-index-mark-end text:id="IMark527551216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275512168" text:main-entry="true"/>Arrays<text:alphabetical-index-mark-end text:id="IMark5275512168"/>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8"><draw:frame draw:style-name="fr2" draw:name="6" text:anchor-type="as-char" svg:width="2.7917in" svg:height="0.1346in" draw:z-index="17"><draw:image xlink:href="Pictures/2000000900000FB5000000C9DF37253B.wmf" xlink:type="simple" xlink:show="embed" xlink:actuate="onLoad"/></draw:frame></text:p>
      <text:h text:style-name="P17" text:outline-level="2">Field types of persistence-capable classes</text:h>
      <text:h text:style-name="P15"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6" text:outline-level="3">Transactional non-persistent fields</text:h>
      <text:p text:style-name="P1"><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6"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tab/><text:tab/>Primitive types</text:p>
      <text:p text:style-name="P1">JDO implementations must support fields of any of the primitive types </text:p>
      <text:p text:style-name="P5"><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2"><text:tab/><text:tab/>Immutable Object Class types</text:p>
      <text:p text:style-name="P1">JDO implementations must support fields that reference instances of immutable object classes, and may choose to support these instances as SCOs or FCOs: </text:p>
      <text:p text:style-name="P5">•<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5">•<text:tab/>package <text:span text:style-name="T1">java.util: </text:span><text:alphabetical-index-mark-start text:id="IMark5275512168" text:main-entry="true"/><text:span text:style-name="T1">Locale</text:span><text:alphabetical-index-mark-end text:id="IMark5275512168"/><text:span text:style-name="Assertion">]</text:span><text:span text:style-name="T9">, </text:span><text:alphabetical-index-mark-start text:id="IMark5275512360" text:main-entry="true"/><text:span text:style-name="T1">Currency</text:span><text:alphabetical-index-mark-end text:id="IMark5275512360"/><text:span text:style-name="Assertion">]</text:span><text:span text:style-name="T1">.</text:span></text:p>
      <text:p text:style-name="P5">•<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6">•<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2"><text:tab/><text:tab/><text:alphabetical-index-mark-start text:id="IMark5275512360" text:main-entry="true"/>Mutable<text:alphabetical-index-mark-end text:id="IMark5275512360"/> Object Class types</text:p>
      <text:p text:style-name="P1">JDO implementations must support fields that reference instances of the following <text:alphabetical-index-mark-start text:id="IMark5275512360" text:main-entry="true"/>mutable<text:alphabetical-index-mark-end text:id="IMark5275512360"/> object classes, and may choose to support these instances as SCOs or FCOs: </text:p>
      <text:p text:style-name="P5">•<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275512360" text:main-entry="true"/><text:span text:style-name="T1">LinkedHashMap</text:span><text:alphabetical-index-mark-end text:id="IMark5275512360"/><text:span text:style-name="Assertion">]</text:span><text:span text:style-name="T1">, </text:span><text:alphabetical-index-mark-start text:id="IMark5275512168" text:main-entry="true"/><text:span text:style-name="T1">LinkedHashSet</text:span><text:alphabetical-index-mark-end text:id="IMark5275512168"/><text:span text:style-name="Assertion">]</text:span>. </text:p>
      <text:p text:style-name="P1">JDO implementations may optionally support fields that reference instances of the following <text:alphabetical-index-mark-start text:id="IMark5275512168" text:main-entry="true"/>mutable<text:alphabetical-index-mark-end text:id="IMark5275512168"/> object classes, and may choose to support these instances as SCOs or FCOs: </text:p>
      <text:p text:style-name="P5">•<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275512168" text:main-entry="true"/>mutable<text:alphabetical-index-mark-end text:id="IMark5275512168"/>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2"><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start text:change-id="ct105553149021376"/></text:p>
      <text:p text:style-name="P1"><text:change-end text:change-id="ct105553149021376"/><text:change-start text:change-id="ct105553149587840"/></text:p>
      <text:p text:style-name="P12"><text:soft-page-break/><text:tab/><text:tab/><text:alphabetical-index-mark-start text:id="IMark5275512168" text:main-entry="true"/>Convertible<text:alphabetical-index-mark-end text:id="IMark5275512168"/> <text:s/>types</text:p>
      <text:p text:style-name="P1">JDO implementations must support fields of convertible types which are user-defined types that have an associated converter that defines conversion of values between the convertible type and a supported database type. Fields declared to have a converter default to persistent, regardless of whether the converter is declared in annotations or the xml metadata file.<text:change-end text:change-id="ct105553149587840"/></text:p>
      <text:p text:style-name="P12"><text:bookmark text:name="X-102010282"/><text:tab/><text:tab/><text:alphabetical-index-mark-start text:id="IMark5275512168" text:main-entry="true"/>Object Class type<text:alphabetical-index-mark-end text:id="IMark5275512168"/></text:p>
      <text:p text:style-name="P1"><text:span text:style-name="Assertion">A6.4.3-31 [</text:span>JDO implementations must support fields of <text:alphabetical-index-mark-start text:id="IMark5275512168" text:main-entry="true"/><text:span text:style-name="T1">Object</text:span> class type<text:alphabetical-index-mark-end text:id="IMark527551216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275512168" text:main-entry="true"/>Collection<text:alphabetical-index-mark-end text:id="IMark5275512168"/>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275512168" text:main-entry="true"/><text:span text:style-name="T1">Collection</text:span><text:alphabetical-index-mark-end text:id="IMark5275512168"/>],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275512360" text:main-entry="true"/><text:span text:style-name="T1">Collection</text:span><text:alphabetical-index-mark-end text:id="IMark5275512360"/><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275512360" text:main-entry="true"/><text:span text:style-name="T1">Collection</text:span><text:alphabetical-index-mark-end text:id="IMark5275512360"/>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275512360" text:main-entry="true"/>Arrays<text:alphabetical-index-mark-end text:id="IMark5275512360"/></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275512360" text:main-entry="true"/>Arrays<text:alphabetical-index-mark-end text:id="IMark5275512360"/> are supported by JDO implementations, they are permitted, but not required, to track changes made to <text:alphabetical-index-mark-start text:id="IMark5275512168" text:main-entry="true"/>Arrays<text:alphabetical-index-mark-end text:id="IMark5275512168"/> that are fields of <text:alphabetical-index-mark-start text:id="IMark5624948968" text:main-entry="true"/>persistence capable<text:alphabetical-index-mark-end text:id="IMark5624948968"/> classes in the methods of the classes.<text:span text:style-name="Assertion">]</text:span> They need not track changes made to <text:alphabetical-index-mark-start text:id="IMark5624984488" text:main-entry="true"/>Arrays<text:alphabetical-index-mark-end text:id="IMark5624984488"/>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624984488" text:main-entry="true"/><text:span text:style-name="T1">enum</text:span><text:alphabetical-index-mark-end text:id="IMark5624984488"/> types and collections of as <text:alphabetical-index-mark-start text:id="IMark5624948968" text:main-entry="true"/><text:span text:style-name="T1">enum</text:span><text:alphabetical-index-mark-end text:id="IMark5624948968"/> types identified above and optionally <text:alphabetical-index-mark-start text:id="IMark5275512168" text:main-entry="true"/>arrays<text:alphabetical-index-mark-end text:id="IMark5275512168"/> of <text:alphabetical-index-mark-start text:id="IMark5275512360" text:main-entry="true"/><text:span text:style-name="T1">enum</text:span><text:alphabetical-index-mark-end text:id="IMark5275512360"/> types. If <text:alphabetical-index-mark-start text:id="IMark5077670112" text:main-entry="true"/>arrays<text:alphabetical-index-mark-end text:id="IMark5077670112"/> are supported, <text:alphabetical-index-mark-start text:id="IMark5275511976" text:main-entry="true"/>arrays<text:alphabetical-index-mark-end text:id="IMark5275511976"/> of <text:span text:style-name="T1">enums</text:span> must be supported.</text:p>
      <text:p text:style-name="P1">Portable JDO applications must not depend on whether these fields are treated as SCOs or FCOs.</text:p>
      <text:p text:style-name="P12"><text:tab/><text:tab/>Optional&lt;T&gt;</text:p>
      <text:p text:style-name="P3">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3"><text:soft-page-break/><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6"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6" text:outline-level="3">Complex <text:alphabetical-index-mark-start text:id="IMark5275511976" text:main-entry="true"/>enum<text:alphabetical-index-mark-end text:id="IMark5275511976"/> types</text:h>
      <text:p text:style-name="P1">Complex <text:alphabetical-index-mark-start text:id="IMark5275511976" text:main-entry="true"/>enum<text:alphabetical-index-mark-end text:id="IMark5275511976"/>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077670112" text:main-entry="true"/>enum<text:alphabetical-index-mark-end text:id="IMark5077670112"/> types are not persistent.</text:p>
      <text:p text:style-name="P8"><draw:frame draw:style-name="fr2" draw:name="7" text:anchor-type="as-char" svg:width="2.7917in" svg:height="0.1346in" draw:z-index="0"><draw:image xlink:href="Pictures/2000000900000FB5000000C9DF37253B.wmf" xlink:type="simple" xlink:show="embed" xlink:actuate="onLoad"/></draw:frame></text:p>
      <text:h text:style-name="P17" text:outline-level="2"><text:alphabetical-index-mark-start text:id="IMark5077670112" text:main-entry="true"/>Inheritance<text:alphabetical-index-mark-end text:id="IMark5077670112"/></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077670112" text:main-entry="true"/>inheritance<text:alphabetical-index-mark-end text:id="IMark5077670112"/>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text:soft-page-break/>Persistence-capable classes that use application identity have special considerations for <text:alphabetical-index-mark-start text:id="IMark5077670112" text:main-entry="true"/>inheritance<text:alphabetical-index-mark-end text:id="IMark5077670112"/>: </text:p>
      <text:p text:style-name="P1">Key fields may be declared only in abstract superclasses and least-derived concrete classes in <text:alphabetical-index-mark-start text:id="IMark5077670112" text:main-entry="true"/>inheritance<text:alphabetical-index-mark-end text:id="IMark5077670112"/> hierarchies. Key fields declared in these classes must also be declared in the corresponding objectid classes, and the objectid classes must form an <text:alphabetical-index-mark-start text:id="IMark5275511976" text:main-entry="true"/>inheritance<text:alphabetical-index-mark-end text:id="IMark5275511976"/> hierarchy corresponding to the <text:alphabetical-index-mark-start text:id="IMark5275512360" text:main-entry="true"/>inheritance<text:alphabetical-index-mark-end text:id="IMark5275512360"/> hierarchy of the persistence-capable classes. A persistence-capable class can only have one concrete objectid class anywhere in its <text:alphabetical-index-mark-start text:id="IMark5275512168" text:main-entry="true"/>inheritance<text:alphabetical-index-mark-end text:id="IMark5275512168"/> hierarchy.</text:p>
      <text:p text:style-name="P1"><text:soft-page-break/>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275512168" text:main-entry="true"/>inheritance<text:alphabetical-index-mark-end text:id="IMark527551216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8</meta:editing-cycles>
    <meta:creation-date>2012-06-24T14:23:19.44</meta:creation-date>
    <meta:editing-duration>P4DT8H32M36S</meta:editing-duration>
    <meta:generator>OpenOffice/4.1.2$Unix OpenOffice.org_project/412m3$Build-9782</meta:generator>
    <dc:title>JDO_Chapter</dc:title>
    <dc:date>2021-06-07T18:10:49</dc:date>
    <dc:creator>Craig Russell</dc:creator>
    <meta:document-statistic meta:table-count="0" meta:image-count="7" meta:object-count="0" meta:page-count="10" meta:paragraph-count="132" meta:word-count="4024" meta:character-count="256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